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language="en" fo:country="US"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8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Cost</text:p>
          </table:table-cell>
          <table:table-cell table:style-name="ce1" office:value-type="string" calcext:value-type="string">
            <text:p>Crafting days</text:p>
          </table:table-cell>
          <table:table-cell table:style-name="ce1" office:value-type="string" calcext:value-type="string">
            <text:p>Crafting 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OLD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Throwing axe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2]" office:value-type="float" office:value="16" calcext:value-type="float">
            <text:p>16</text:p>
          </table:table-cell>
          <table:table-cell table:style-name="ce13" table:formula="of:=[.D2]+[.F2]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Hand axe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3]" office:value-type="float" office:value="16" calcext:value-type="float">
            <text:p>16</text:p>
          </table:table-cell>
          <table:table-cell table:style-name="ce13" table:formula="of:=[.D3]+[.F3]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War shovel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4]" office:value-type="float" office:value="16" calcext:value-type="float">
            <text:p>16</text:p>
          </table:table-cell>
          <table:table-cell table:style-name="ce13" table:formula="of:=[.D4]+[.F4]" office:value-type="float" office:value="29" calcext:value-type="float">
            <text:p>2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War pic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5]" office:value-type="float" office:value="16" calcext:value-type="float">
            <text:p>16</text:p>
          </table:table-cell>
          <table:table-cell table:style-name="ce13" table:formula="of:=[.D5]+[.F5]" office:value-type="float" office:value="39" calcext:value-type="float">
            <text:p>3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attleax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16*[.E6]" office:value-type="float" office:value="96" calcext:value-type="float">
            <text:p>96</text:p>
          </table:table-cell>
          <table:table-cell table:style-name="ce13" table:formula="of:=[.D6]+[.F6]" office:value-type="float" office:value="122" calcext:value-type="float">
            <text:p>122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reatAx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6" calcext:value-type="float">
            <text:p>46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16*[.E7]" office:value-type="float" office:value="96" calcext:value-type="float">
            <text:p>96</text:p>
          </table:table-cell>
          <table:table-cell table:style-name="ce13" table:formula="of:=[.D7]+[.F7]" office:value-type="float" office:value="142" calcext:value-type="float">
            <text:p>142</text:p>
          </table:table-cell>
          <table:table-cell table:style-name="ce7" office:value-type="float" office:value="240" calcext:value-type="float">
            <text:p>24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Dagger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B8]*[.C8]" office:value-type="float" office:value="10" calcext:value-type="float">
            <text:p>10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16*[.E8]" office:value-type="float" office:value="8" calcext:value-type="float">
            <text:p>8</text:p>
          </table:table-cell>
          <table:table-cell table:style-name="ce13" table:formula="of:=[.D8]+[.F8]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huriken</text:p>
          </table:table-cell>
          <table:table-cell table:style-name="ce10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style-name="ce11" table:formula="of:=[.B9]*[.C9]" office:value-type="float" office:value="2" calcext:value-type="float">
            <text:p>2</text:p>
          </table:table-cell>
          <table:table-cell table:style-name="ce7" office:value-type="float" office:value="0.25" calcext:value-type="float">
            <text:p>0,25</text:p>
          </table:table-cell>
          <table:table-cell table:style-name="ce10" table:formula="of:=16*[.E9]" office:value-type="float" office:value="4" calcext:value-type="float">
            <text:p>4</text:p>
          </table:table-cell>
          <table:table-cell table:style-name="ce13" table:formula="of:=[.D9]+[.F9]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hort Sword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B10]*[.C10]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10]" office:value-type="float" office:value="16" calcext:value-type="float">
            <text:p>16</text:p>
          </table:table-cell>
          <table:table-cell table:style-name="ce13" table:formula="of:=[.D10]+[.F10]" office:value-type="float" office:value="36" calcext:value-type="float">
            <text:p>36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mall Swor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B11]*[.C11]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16*[.E11]" office:value-type="float" office:value="32" calcext:value-type="float">
            <text:p>32</text:p>
          </table:table-cell>
          <table:table-cell table:style-name="ce13" table:formula="of:=[.D11]+[.F11]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cimita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B12]*[.C12]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16*[.E12]" office:value-type="float" office:value="96" calcext:value-type="float">
            <text:p>96</text:p>
          </table:table-cell>
          <table:table-cell table:style-name="ce13" table:formula="of:=[.D12]+[.F12]" office:value-type="float" office:value="116" calcext:value-type="float">
            <text:p>116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Rapi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table:formula="of:=[.B13]*[.C13]" office:value-type="float" office:value="30" calcext:value-type="float">
            <text:p>30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16*[.E13]" office:value-type="float" office:value="144" calcext:value-type="float">
            <text:p>144</text:p>
          </table:table-cell>
          <table:table-cell table:style-name="ce13" table:formula="of:=[.D13]+[.F13]" office:value-type="float" office:value="174" calcext:value-type="float">
            <text:p>174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alchio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table:formula="of:=[.B14]*[.C14]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16*[.E14]" office:value-type="float" office:value="96" calcext:value-type="float">
            <text:p>96</text:p>
          </table:table-cell>
          <table:table-cell table:style-name="ce13" table:formula="of:=[.D14]+[.F14]" office:value-type="float" office:value="126" calcext:value-type="float">
            <text:p>126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ongswor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table:formula="of:=[.B15]*[.C15]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16*[.E15]" office:value-type="float" office:value="128" calcext:value-type="float">
            <text:p>128</text:p>
          </table:table-cell>
          <table:table-cell table:style-name="ce13" table:formula="of:=[.D15]+[.F15]" office:value-type="float" office:value="168" calcext:value-type="float">
            <text:p>168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reatsword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B16]*[.C16]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formula="of:=16*[.E16]" office:value-type="float" office:value="256" calcext:value-type="float">
            <text:p>256</text:p>
          </table:table-cell>
          <table:table-cell table:style-name="ce13" table:formula="of:=[.D16]+[.F16]" office:value-type="float" office:value="316" calcext:value-type="float">
            <text:p>316</text:p>
          </table:table-cell>
          <table:table-cell table:style-name="ce7" office:value-type="float" office:value="320" calcext:value-type="float">
            <text:p>3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lub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B17]*[.C17]" office:value-type="float" office:value="6" calcext:value-type="float">
            <text:p>6</text:p>
          </table:table-cell>
          <table:table-cell table:style-name="ce7" office:value-type="float" office:value="0.5" calcext:value-type="float">
            <text:p>0,5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[.D17]+[.F17]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reatclub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B18]*[.C18]" office:value-type="float" office:value="18" calcext:value-type="float">
            <text:p>18</text:p>
          </table:table-cell>
          <table:table-cell table:style-name="ce7" office:value-type="float" office:value="0.5" calcext:value-type="float">
            <text:p>0,5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[.D18]+[.F18]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ac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7" office:value-type="float" office:value="1.5" calcext:value-type="float">
            <text:p>1,5</text:p>
          </table:table-cell>
          <table:table-cell table:style-name="ce10" table:formula="of:=16*[.E19]" office:value-type="float" office:value="24" calcext:value-type="float">
            <text:p>24</text:p>
          </table:table-cell>
          <table:table-cell table:style-name="ce13" table:formula="of:=[.D19]+[.F19]" office:value-type="float" office:value="47" calcext:value-type="float">
            <text:p>47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orning St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7" office:value-type="float" office:value="1.5" calcext:value-type="float">
            <text:p>1,5</text:p>
          </table:table-cell>
          <table:table-cell table:style-name="ce10" table:formula="of:=16*[.E20]" office:value-type="float" office:value="24" calcext:value-type="float">
            <text:p>24</text:p>
          </table:table-cell>
          <table:table-cell table:style-name="ce13" table:formula="of:=[.D20]+[.F20]" office:value-type="float" office:value="47" calcext:value-type="float">
            <text:p>47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lai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16*[.E21]" office:value-type="float" office:value="48" calcext:value-type="float">
            <text:p>48</text:p>
          </table:table-cell>
          <table:table-cell table:style-name="ce13" table:formula="of:=[.D21]+[.F21]" office:value-type="float" office:value="74" calcext:value-type="float">
            <text:p>74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War hamm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16*[.E22]" office:value-type="float" office:value="40" calcext:value-type="float">
            <text:p>40</text:p>
          </table:table-cell>
          <table:table-cell table:style-name="ce13" table:formula="of:=[.D22]+[.F22]" office:value-type="float" office:value="63" calcext:value-type="float">
            <text:p>63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aul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56" calcext:value-type="float">
            <text:p>5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23]" office:value-type="float" office:value="80" calcext:value-type="float">
            <text:p>80</text:p>
          </table:table-cell>
          <table:table-cell table:style-name="ce13" table:formula="of:=[.D23]+[.F23]" office:value-type="float" office:value="136" calcext:value-type="float">
            <text:p>136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laiv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3" calcext:value-type="float">
            <text:p>3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24]" office:value-type="float" office:value="80" calcext:value-type="float">
            <text:p>80</text:p>
          </table:table-cell>
          <table:table-cell table:style-name="ce13" table:formula="of:=[.D24]+[.F24]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Halber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6" calcext:value-type="float">
            <text:p>3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16*[.E25]" office:value-type="float" office:value="112" calcext:value-type="float">
            <text:p>112</text:p>
          </table:table-cell>
          <table:table-cell table:style-name="ce13" table:formula="of:=[.D25]+[.F25]" office:value-type="float" office:value="148" calcext:value-type="float">
            <text:p>14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Venetian Hamm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6" calcext:value-type="float">
            <text:p>36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16*[.E26]" office:value-type="float" office:value="160" calcext:value-type="float">
            <text:p>160</text:p>
          </table:table-cell>
          <table:table-cell table:style-name="ce13" table:formula="of:=[.D26]+[.F26]" office:value-type="float" office:value="196" calcext:value-type="float">
            <text:p>196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ong axe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56" calcext:value-type="float">
            <text:p>5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16*[.E27]" office:value-type="float" office:value="112" calcext:value-type="float">
            <text:p>112</text:p>
          </table:table-cell>
          <table:table-cell table:style-name="ce13" table:formula="of:=[.D27]+[.F27]" office:value-type="float" office:value="168" calcext:value-type="float">
            <text:p>16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hort Spea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.5" calcext:value-type="float">
            <text:p>1,5</text:p>
          </table:table-cell>
          <table:table-cell table:style-name="ce10" table:formula="of:=16*[.E28]" office:value-type="float" office:value="24" calcext:value-type="float">
            <text:p>24</text:p>
          </table:table-cell>
          <table:table-cell table:style-name="ce13" table:formula="of:=[.D28]+[.F28]" office:value-type="float" office:value="37" calcext:value-type="float">
            <text:p>37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pea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16*[.E29]" office:value-type="float" office:value="32" calcext:value-type="float">
            <text:p>32</text:p>
          </table:table-cell>
          <table:table-cell table:style-name="ce13" table:formula="of:=[.D29]+[.F29]" office:value-type="float" office:value="58" calcext:value-type="float">
            <text:p>58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ong Spear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16*[.E30]" office:value-type="float" office:value="32" calcext:value-type="float">
            <text:p>32</text:p>
          </table:table-cell>
          <table:table-cell table:style-name="ce13" table:formula="of:=[.D30]+[.F30]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Javel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16*[.E31]" office:value-type="float" office:value="8" calcext:value-type="float">
            <text:p>8</text:p>
          </table:table-cell>
          <table:table-cell table:style-name="ce13" table:formula="of:=[.D31]+[.F31]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War dart</text:p>
          </table:table-cell>
          <table:table-cell table:style-name="ce10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style-name="ce11" table:formula="of:=[.B32]*[.C32]" office:value-type="float" office:value="5" calcext:value-type="float">
            <text:p>5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16*[.E32]" office:value-type="float" office:value="8" calcext:value-type="float">
            <text:p>8</text:p>
          </table:table-cell>
          <table:table-cell table:style-name="ce13" table:formula="of:=[.D32]+[.F32]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hortstaff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B33]*[.C33]" office:value-type="float" office:value="6" calcext:value-type="float">
            <text:p>6</text:p>
          </table:table-cell>
          <table:table-cell table:style-name="ce7" office:value-type="float" office:value="0.5" calcext:value-type="float">
            <text:p>0,5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D33]+[.F33]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Quartersta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B34]*[.C34]" office:value-type="float" office:value="12" calcext:value-type="float">
            <text:p>12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8*[.E34]" office:value-type="float" office:value="4" calcext:value-type="float">
            <text:p>4</text:p>
          </table:table-cell>
          <table:table-cell table:style-name="ce13" table:formula="of:=[.D34]+[.F34]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ling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formula="of:=[.B35]*[.C35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8*[.E35]" office:value-type="float" office:value="8" calcext:value-type="float">
            <text:p>8</text:p>
          </table:table-cell>
          <table:table-cell table:style-name="ce13" table:formula="of:=[.D35]+[.F35]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hortbow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[.B36]*[.C36]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36]" office:value-type="float" office:value="16" calcext:value-type="float">
            <text:p>16</text:p>
          </table:table-cell>
          <table:table-cell table:style-name="ce13" table:formula="of:=[.D36]+[.F36]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Composite Bow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B37]*[.C37]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37]" office:value-type="float" office:value="80" calcext:value-type="float">
            <text:p>80</text:p>
          </table:table-cell>
          <table:table-cell table:style-name="ce13" table:formula="of:=[.D37]+[.F37]" office:value-type="float" office:value="100" calcext:value-type="float">
            <text:p>10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ongbow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1" table:formula="of:=[.B38]*[.C38]" office:value-type="float" office:value="9" calcext:value-type="float">
            <text:p>9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16*[.E38]" office:value-type="float" office:value="40" calcext:value-type="float">
            <text:p>40</text:p>
          </table:table-cell>
          <table:table-cell table:style-name="ce13" table:formula="of:=[.D38]+[.F38]" office:value-type="float" office:value="49" calcext:value-type="float">
            <text:p>49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reatbow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table:formula="of:=[.B39]*[.C39]" office:value-type="float" office:value="30" calcext:value-type="float">
            <text:p>30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16*[.E39]" office:value-type="float" office:value="128" calcext:value-type="float">
            <text:p>128</text:p>
          </table:table-cell>
          <table:table-cell table:style-name="ce13" table:formula="of:=[.D39]+[.F39]" office:value-type="float" office:value="158" calcext:value-type="float">
            <text:p>158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Hand Crossbow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B40]*[.C40]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40]" office:value-type="float" office:value="80" calcext:value-type="float">
            <text:p>80</text:p>
          </table:table-cell>
          <table:table-cell table:style-name="ce13" table:formula="of:=[.D40]+[.F40]" office:value-type="float" office:value="90" calcext:value-type="float">
            <text:p>90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rossbow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" table:formula="of:=[.B41]*[.C41]" office:value-type="float" office:value="40" calcext:value-type="float">
            <text:p>40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16*[.E41]" office:value-type="float" office:value="40" calcext:value-type="float">
            <text:p>40</text:p>
          </table:table-cell>
          <table:table-cell table:style-name="ce13" table:formula="of:=[.D41]+[.F41]" office:value-type="float" office:value="80" calcext:value-type="float">
            <text:p>80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Winch crossbow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B42]*[.C42]" office:value-type="float" office:value="60" calcext:value-type="float">
            <text:p>6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42]" office:value-type="float" office:value="80" calcext:value-type="float">
            <text:p>80</text:p>
          </table:table-cell>
          <table:table-cell table:style-name="ce13" table:formula="of:=[.D42]+[.F42]" office:value-type="float" office:value="140" calcext:value-type="float">
            <text:p>140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Pistol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B43]*[.C43]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16*[.E43]" office:value-type="float" office:value="384" calcext:value-type="float">
            <text:p>384</text:p>
          </table:table-cell>
          <table:table-cell table:style-name="ce13" table:formula="of:=[.D43]+[.F43]" office:value-type="float" office:value="394" calcext:value-type="float">
            <text:p>394</text:p>
          </table:table-cell>
          <table:table-cell table:style-name="ce7" office:value-type="float" office:value="480" calcext:value-type="float">
            <text:p>48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usket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B44]*[.C44]" office:value-type="float" office:value="80" calcext:value-type="float">
            <text:p>80</text:p>
          </table:table-cell>
          <table:table-cell table:style-name="ce7" office:value-type="float" office:value="30" calcext:value-type="float">
            <text:p>30</text:p>
          </table:table-cell>
          <table:table-cell table:style-name="ce10" table:formula="of:=16*[.E44]" office:value-type="float" office:value="480" calcext:value-type="float">
            <text:p>480</text:p>
          </table:table-cell>
          <table:table-cell table:style-name="ce13" table:formula="of:=[.D44]+[.F44]" office:value-type="float" office:value="560" calcext:value-type="float">
            <text:p>560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lunderbus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B45]*[.C45]" office:value-type="float" office:value="60" calcext:value-type="float">
            <text:p>60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16*[.E45]" office:value-type="float" office:value="384" calcext:value-type="float">
            <text:p>384</text:p>
          </table:table-cell>
          <table:table-cell table:style-name="ce13" table:formula="of:=[.D45]+[.F45]" office:value-type="float" office:value="444" calcext:value-type="float">
            <text:p>444</text:p>
          </table:table-cell>
          <table:table-cell table:style-name="ce7" office:value-type="float" office:value="480" calcext:value-type="float">
            <text:p>48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Gunblade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B46]*[.C46]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16*[.E46]" office:value-type="float" office:value="384" calcext:value-type="float">
            <text:p>384</text:p>
          </table:table-cell>
          <table:table-cell table:style-name="ce13" table:formula="of:=[.D46]+[.F46]" office:value-type="float" office:value="404" calcext:value-type="float">
            <text:p>404</text:p>
          </table:table-cell>
          <table:table-cell table:style-name="ce7" office:value-type="float" office:value="480" calcext:value-type="float">
            <text:p>4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Cost</text:p>
          </table:table-cell>
          <table:table-cell table:style-name="ce1" office:value-type="string" calcext:value-type="string">
            <text:p>Crafting days</text:p>
          </table:table-cell>
          <table:table-cell table:style-name="ce1" office:value-type="string" calcext:value-type="string">
            <text:p>Crafting 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OLD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Leather Cuirass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table:formula="of:=[.B49]*[.C49]" office:value-type="float" office:value="50" calcext:value-type="float">
            <text:p>5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8*[.E49]" office:value-type="float" office:value="24" calcext:value-type="float">
            <text:p>24</text:p>
          </table:table-cell>
          <table:table-cell table:style-name="ce13" table:formula="of:=[.D49]+[.F49]" office:value-type="float" office:value="74" calcext:value-type="float">
            <text:p>7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hain Shirt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1" table:formula="of:=[.B50]*[.C50]" office:value-type="float" office:value="200" calcext:value-type="float">
            <text:p>20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16*[.E50]" office:value-type="float" office:value="80" calcext:value-type="float">
            <text:p>80</text:p>
          </table:table-cell>
          <table:table-cell table:style-name="ce13" table:formula="of:=[.D50]+[.F50]" office:value-type="float" office:value="280" calcext:value-type="float">
            <text:p>28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ull Padded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table:formula="of:=[.B51]*[.C51]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D51]+[.F51]" office:value-type="float" office:value="54" calcext:value-type="float">
            <text:p>5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Hide Armour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table:formula="of:=[.B52]*[.C52]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8*[.E52]" office:value-type="float" office:value="24" calcext:value-type="float">
            <text:p>24</text:p>
          </table:table-cell>
          <table:table-cell table:style-name="ce13" table:formula="of:=[.D52]+[.F52]" office:value-type="float" office:value="114" calcext:value-type="float">
            <text:p>11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ull Leather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table:formula="of:=[.B53]*[.C53]" office:value-type="float" office:value="100" calcext:value-type="float">
            <text:p>10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8*[.E53]" office:value-type="float" office:value="48" calcext:value-type="float">
            <text:p>48</text:p>
          </table:table-cell>
          <table:table-cell table:style-name="ce13" table:formula="of:=[.D53]+[.F53]" office:value-type="float" office:value="148" calcext:value-type="float">
            <text:p>148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rigandine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ce11" table:formula="of:=[.B54]*[.C54]" office:value-type="float" office:value="304" calcext:value-type="float">
            <text:p>304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8*[.E54]" office:value-type="float" office:value="120" calcext:value-type="float">
            <text:p>120</text:p>
          </table:table-cell>
          <table:table-cell table:style-name="ce13" table:formula="of:=[.D54]+[.F54]" office:value-type="float" office:value="424" calcext:value-type="float">
            <text:p>424</text:p>
          </table:table-cell>
          <table:table-cell table:style-name="ce7" office:value-type="float" office:value="288" calcext:value-type="float">
            <text:p>28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ull Chain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ce11" table:formula="of:=[.B55]*[.C55]" office:value-type="float" office:value="550" calcext:value-type="float">
            <text:p>550</text:p>
          </table:table-cell>
          <table:table-cell table:style-name="ce7" office:value-type="float" office:value="30" calcext:value-type="float">
            <text:p>30</text:p>
          </table:table-cell>
          <table:table-cell table:style-name="ce10" table:formula="of:=16*[.E55]" office:value-type="float" office:value="480" calcext:value-type="float">
            <text:p>480</text:p>
          </table:table-cell>
          <table:table-cell table:style-name="ce13" table:formula="of:=[.D55]+[.F55]" office:value-type="float" office:value="1030" calcext:value-type="float">
            <text:p>1030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uirass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11" table:formula="of:=[.B56]*[.C56]" office:value-type="float" office:value="460" calcext:value-type="float">
            <text:p>460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16*[.E56]" office:value-type="float" office:value="384" calcext:value-type="float">
            <text:p>384</text:p>
          </table:table-cell>
          <table:table-cell table:style-name="ce13" table:formula="of:=[.D56]+[.F56]" office:value-type="float" office:value="844" calcext:value-type="float">
            <text:p>844</text:p>
          </table:table-cell>
          <table:table-cell table:style-name="ce7" office:value-type="float" office:value="480" calcext:value-type="float">
            <text:p>48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Segmented Mail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1" table:formula="of:=[.B57]*[.C57]" office:value-type="float" office:value="600" calcext:value-type="float">
            <text:p>600</text:p>
          </table:table-cell>
          <table:table-cell table:style-name="ce7" office:value-type="float" office:value="30" calcext:value-type="float">
            <text:p>30</text:p>
          </table:table-cell>
          <table:table-cell table:style-name="ce10" table:formula="of:=16*[.E57]" office:value-type="float" office:value="480" calcext:value-type="float">
            <text:p>480</text:p>
          </table:table-cell>
          <table:table-cell table:style-name="ce13" table:formula="of:=[.D57]+[.F57]" office:value-type="float" office:value="1080" calcext:value-type="float">
            <text:p>1080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Half Plate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11" table:formula="of:=[.B58]*[.C58]" office:value-type="float" office:value="600" calcext:value-type="float">
            <text:p>600</text:p>
          </table:table-cell>
          <table:table-cell table:style-name="ce7" office:value-type="float" office:value="60" calcext:value-type="float">
            <text:p>60</text:p>
          </table:table-cell>
          <table:table-cell table:style-name="ce10" table:formula="of:=16*[.E58]" office:value-type="float" office:value="960" calcext:value-type="float">
            <text:p>960</text:p>
          </table:table-cell>
          <table:table-cell table:style-name="ce13" table:formula="of:=[.D58]+[.F58]" office:value-type="float" office:value="1560" calcext:value-type="float">
            <text:p>1560</text:p>
          </table:table-cell>
          <table:table-cell table:style-name="ce7" office:value-type="float" office:value="1200" calcext:value-type="float">
            <text:p>12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Full Plate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11" table:formula="of:=[.B59]*[.C59]" office:value-type="float" office:value="650" calcext:value-type="float">
            <text:p>650</text:p>
          </table:table-cell>
          <table:table-cell table:style-name="ce7" office:value-type="float" office:value="96" calcext:value-type="float">
            <text:p>96</text:p>
          </table:table-cell>
          <table:table-cell table:style-name="ce10" table:formula="of:=16*[.E59]" office:value-type="float" office:value="1536" calcext:value-type="float">
            <text:p>1536</text:p>
          </table:table-cell>
          <table:table-cell table:style-name="ce13" table:formula="of:=[.D59]+[.F59]" office:value-type="float" office:value="2186" calcext:value-type="float">
            <text:p>2186</text:p>
          </table:table-cell>
          <table:table-cell table:style-name="ce7" office:value-type="float" office:value="1920" calcext:value-type="float">
            <text:p>19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uckle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B60]*[.C60]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60]" office:value-type="float" office:value="16" calcext:value-type="float">
            <text:p>16</text:p>
          </table:table-cell>
          <table:table-cell table:style-name="ce13" table:formula="of:=[.D60]+[.F60]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ight Shield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B61]*[.C61]" office:value-type="float" office:value="18" calcext:value-type="float">
            <text:p>18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8*[.E61]" office:value-type="float" office:value="20" calcext:value-type="float">
            <text:p>20</text:p>
          </table:table-cell>
          <table:table-cell table:style-name="ce13" table:formula="of:=[.D61]+[.F61]" office:value-type="float" office:value="38" calcext:value-type="float">
            <text:p>38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Heavy Shield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1" table:formula="of:=[.B62]*[.C62]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8*[.E62]" office:value-type="float" office:value="40" calcext:value-type="float">
            <text:p>40</text:p>
          </table:table-cell>
          <table:table-cell table:style-name="ce13" table:formula="of:=[.D62]+[.F62]" office:value-type="float" office:value="90" calcext:value-type="float">
            <text:p>9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Tower Shield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1" table:formula="of:=[.B63]*[.C63]" office:value-type="float" office:value="100" calcext:value-type="float">
            <text:p>10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8*[.E63]" office:value-type="float" office:value="48" calcext:value-type="float">
            <text:p>48</text:p>
          </table:table-cell>
          <table:table-cell table:style-name="ce13" table:formula="of:=[.D63]+[.F63]" office:value-type="float" office:value="148" calcext:value-type="float">
            <text:p>148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Cost</text:p>
          </table:table-cell>
          <table:table-cell table:style-name="ce1" office:value-type="string" calcext:value-type="string">
            <text:p>Crafting days</text:p>
          </table:table-cell>
          <table:table-cell table:style-name="ce1" office:value-type="string" calcext:value-type="string">
            <text:p>Crafting 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OLD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Rope 10ft (hemp/cotton)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emp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4*[.E66]" office:value-type="float" office:value="10" calcext:value-type="float">
            <text:p>10</text:p>
          </table:table-cell>
          <table:table-cell table:style-name="ce1" table:formula="of:=[.F66]+[.D66]" office:value-type="float" office:value="15" calcext:value-type="float">
            <text:p>15</text:p>
          </table:table-cell>
          <table:table-cell table:style-name="ce9"/>
          <table:table-cell table:number-columns-repeated="16376"/>
        </table:table-row>
        <table:table-row table:style-name="ro2">
          <table:table-cell table:style-name="ce7" office:value-type="string" calcext:value-type="string">
            <text:p>Rope 20ft (silk)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lk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10" table:formula="of:=4*[.E67]" office:value-type="float" office:value="40" calcext:value-type="float">
            <text:p>40</text:p>
          </table:table-cell>
          <table:table-cell table:style-name="ce1" table:formula="of:=[.F67]+[.D67]" office:value-type="float" office:value="70" calcext:value-type="float">
            <text:p>70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7" office:value-type="string" calcext:value-type="string">
            <text:p>Shovel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ronze, wood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68]" office:value-type="float" office:value="16" calcext:value-type="float">
            <text:p>16</text:p>
          </table:table-cell>
          <table:table-cell table:style-name="ce1" table:formula="of:=[.F68]+[.D68]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Miner's pick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bronze, wood</text:p>
          </table:table-cell>
          <table:table-cell table:style-name="ce11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16*[.E69]" office:value-type="float" office:value="16" calcext:value-type="float">
            <text:p>16</text:p>
          </table:table-cell>
          <table:table-cell table:style-name="ce1" table:formula="of:=[.F69]+[.D69]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style-name="ce9" table:number-columns-repeated="2"/>
          <table:table-cell/>
          <table:table-cell table:style-name="ce11"/>
          <table:table-cell table:style-name="ce9"/>
          <table:table-cell table:style-name="ce12"/>
          <table:table-cell table:style-name="ce14"/>
          <table:table-cell table:style-name="ce9"/>
          <table:table-cell table:number-columns-repeated="16376"/>
        </table:table-row>
        <table:table-row table:style-name="ro1">
          <table:table-cell table:style-name="ce7" office:value-type="string" calcext:value-type="string">
            <text:p>Purse/Pouch</text:p>
          </table:table-cell>
          <table:table-cell table:style-name="ce7" office:value-type="float" office:value="0.5" calcext:value-type="float">
            <text:p>0,5</text:p>
          </table:table-cell>
          <table:table-cell office:value-type="string" calcext:value-type="string">
            <text:p>cloth/leather</text:p>
          </table:table-cell>
          <table:table-cell table:style-name="ce11" office:value-type="float" office:value="2.5" calcext:value-type="float">
            <text:p>2,5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4*[.E71]" office:value-type="float" office:value="2" calcext:value-type="float">
            <text:p>2</text:p>
          </table:table-cell>
          <table:table-cell table:style-name="ce1" table:formula="of:=[.F71]+[.D71]" office:value-type="float" office:value="4.5" calcext:value-type="float">
            <text:p>4,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Sack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loth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0.5" calcext:value-type="float">
            <text:p>0,5</text:p>
          </table:table-cell>
          <table:table-cell table:style-name="ce10" table:formula="of:=4*[.E72]" office:value-type="float" office:value="2" calcext:value-type="float">
            <text:p>2</text:p>
          </table:table-cell>
          <table:table-cell table:style-name="ce1" table:formula="of:=[.F72]+[.D72]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Small Backpack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cloth/leather</text:p>
          </table:table-cell>
          <table:table-cell table:style-name="ce11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4*[.E73]" office:value-type="float" office:value="8" calcext:value-type="float">
            <text:p>8</text:p>
          </table:table-cell>
          <table:table-cell table:style-name="ce1" table:formula="of:=[.F73]+[.D73]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Large Backpack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cloth/leather/fleece</text:p>
          </table:table-cell>
          <table:table-cell table:style-name="ce11" office:value-type="float" office:value="32" calcext:value-type="float">
            <text:p>3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4*[.E74]" office:value-type="float" office:value="24" calcext:value-type="float">
            <text:p>24</text:p>
          </table:table-cell>
          <table:table-cell table:style-name="ce1" table:formula="of:=[.F74]+[.D74]" office:value-type="float" office:value="56" calcext:value-type="float">
            <text:p>56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lanket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4*[.E75]" office:value-type="float" office:value="12" calcext:value-type="float">
            <text:p>12</text:p>
          </table:table-cell>
          <table:table-cell table:style-name="ce1" table:formula="of:=[.F75]+[.D75]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edroll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Fleece, wool</text:p>
          </table:table-cell>
          <table:table-cell table:style-name="ce11"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4*[.E76]" office:value-type="float" office:value="20" calcext:value-type="float">
            <text:p>20</text:p>
          </table:table-cell>
          <table:table-cell table:style-name="ce1" table:formula="of:=[.F76]+[.D76]" office:value-type="float" office:value="56" calcext:value-type="float">
            <text:p>56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Tent</text:p>
          </table:table-cell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wood, fabric</text:p>
          </table:table-cell>
          <table:table-cell table:style-name="ce11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4*[.E77]" office:value-type="float" office:value="16" calcext:value-type="float">
            <text:p>16</text:p>
          </table:table-cell>
          <table:table-cell table:style-name="ce1" table:formula="of:=[.F77]+[.D77]" office:value-type="float" office:value="46" calcext:value-type="float">
            <text:p>46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Yurt</text:p>
          </table:table-cell>
          <table:table-cell table:style-name="ce7" office:value-type="float" office:value="180" calcext:value-type="float">
            <text:p>180</text:p>
          </table:table-cell>
          <table:table-cell office:value-type="string" calcext:value-type="string">
            <text:p>wood, hide, bone</text:p>
          </table:table-cell>
          <table:table-cell table:style-name="ce11" office:value-type="float" office:value="600" calcext:value-type="float">
            <text:p>600</text:p>
          </table:table-cell>
          <table:table-cell table:style-name="ce7" office:value-type="float" office:value="110" calcext:value-type="float">
            <text:p>110</text:p>
          </table:table-cell>
          <table:table-cell table:style-name="ce10" table:formula="of:=4*[.E78]" office:value-type="float" office:value="440" calcext:value-type="float">
            <text:p>440</text:p>
          </table:table-cell>
          <table:table-cell table:style-name="ce1" table:formula="of:=[.F78]+[.D78]" office:value-type="float" office:value="1040" calcext:value-type="float">
            <text:p>1040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16376"/>
        </table:table-row>
        <table:table-row table:style-name="ro1">
          <table:table-cell table:style-name="ce9" table:number-columns-repeated="2"/>
          <table:table-cell/>
          <table:table-cell table:style-name="ce11"/>
          <table:table-cell table:style-name="ce9"/>
          <table:table-cell table:style-name="ce12"/>
          <table:table-cell table:style-name="ce14"/>
          <table:table-cell table:style-name="ce9"/>
          <table:table-cell table:number-columns-repeated="16376"/>
        </table:table-row>
        <table:table-row table:style-name="ro1">
          <table:table-cell table:style-name="ce7" office:value-type="string" calcext:value-type="string">
            <text:p>Torch(10)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11"/>
          <table:table-cell table:style-name="ce7" office:value-type="float" office:value="0.5" calcext:value-type="float">
            <text:p>0,5</text:p>
          </table:table-cell>
          <table:table-cell table:style-name="ce10"/>
          <table:table-cell table:style-name="ce13"/>
          <table:table-cell table:style-name="ce7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Lantern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1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7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andle(4)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1"/>
          <table:table-cell table:style-name="ce7" office:value-type="float" office:value="0.5" calcext:value-type="float">
            <text:p>0,5</text:p>
          </table:table-cell>
          <table:table-cell table:style-name="ce10"/>
          <table:table-cell table:style-name="ce13"/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Lamp oil (fragrant), 1 gallon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11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Lamp oil (tallow), 1 gallon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11"/>
          <table:table-cell table:style-name="ce7" office:value-type="float" office:value="0.5" calcext:value-type="float">
            <text:p>0,5</text:p>
          </table:table-cell>
          <table:table-cell table:style-name="ce10"/>
          <table:table-cell table:style-name="ce13"/>
          <table:table-cell table:style-name="ce7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arn of 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ece</text:p>
          </table:table-cell>
          <table:table-cell table:style-name="ce11"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table:style-name="ce11" table:formula="of:=2*[.E85]" office:value-type="float" office:value="10" calcext:value-type="float">
            <text:p>10</text:p>
          </table:table-cell>
          <table:table-cell table:style-name="ce1" table:formula="of:=[.F85]+[.D85]" office:value-type="float" office:value="10.25" calcext:value-type="float">
            <text:p>10,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rn of wool. Cou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ece</text:p>
          </table:table-cell>
          <table:table-cell table:style-name="ce11"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1" table:formula="of:=2*[.E86]" office:value-type="float" office:value="5" calcext:value-type="float">
            <text:p>5</text:p>
          </table:table-cell>
          <table:table-cell table:style-name="ce1" table:formula="of:=[.F86]+[.D86]" office:value-type="float" office:value="5.25" calcext:value-type="float">
            <text:p>5,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rn of 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 silk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1" table:formula="of:=2*[.E87]" office:value-type="float" office:value="20" calcext:value-type="float">
            <text:p>20</text:p>
          </table:table-cell>
          <table:table-cell table:style-name="ce1" table:formula="of:=[.F87]+[.D87]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Shoe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leather/woo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4*[.E88]" office:value-type="float" office:value="4" calcext:value-type="float">
            <text:p>4</text:p>
          </table:table-cell>
          <table:table-cell table:style-name="ce1" table:formula="of:=[.F88]+[.D88]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oot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ather/woo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" table:formula="of:=4*[.E89]" office:value-type="float" office:value="8" calcext:value-type="float">
            <text:p>8</text:p>
          </table:table-cell>
          <table:table-cell table:style-name="ce1" table:formula="of:=[.F89]+[.D89]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Courtier's Garments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fine fabric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style-name="ce11" table:formula="of:=8*[.E90]" office:value-type="float" office:value="160" calcext:value-type="float">
            <text:p>160</text:p>
          </table:table-cell>
          <table:table-cell table:style-name="ce1" table:formula="of:=[.F90]+[.D90]" office:value-type="float" office:value="400" calcext:value-type="float">
            <text:p>400</text:p>
          </table:table-cell>
          <table:table-cell table:style-name="ce7" office:value-type="string" calcext:value-type="string">
            <text:p>400-800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Robes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wool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1" table:formula="of:=4*[.E91]" office:value-type="float" office:value="16" calcext:value-type="float">
            <text:p>16</text:p>
          </table:table-cell>
          <table:table-cell table:style-name="ce1" table:formula="of:=[.F91]+[.D91]" office:value-type="float" office:value="61" calcext:value-type="float">
            <text:p>6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Woollen Garment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woo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1" table:formula="of:=4*[.E92]" office:value-type="float" office:value="16" calcext:value-type="float">
            <text:p>16</text:p>
          </table:table-cell>
          <table:table-cell table:style-name="ce1" table:formula="of:=[.F92]+[.D92]" office:value-type="float" office:value="46" calcext:value-type="float">
            <text:p>46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Linen Garment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in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1" table:formula="of:=2*[.E93]" office:value-type="float" office:value="6" calcext:value-type="float">
            <text:p>6</text:p>
          </table:table-cell>
          <table:table-cell table:style-name="ce1" table:formula="of:=[.F93]+[.D93]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Basic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urse woo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" table:formula="of:=2*[.E94]" office:value-type="float" office:value="4" calcext:value-type="float">
            <text:p>4</text:p>
          </table:table-cell>
          <table:table-cell table:style-name="ce1" table:formula="of:=[.F94]+[.D94]" office:value-type="float" office:value="14" calcext:value-type="float">
            <text:p>14</text:p>
          </table:table-cell>
          <table:table-cell table:style-name="ce7" office:value-type="string" calcext:value-type="string">
            <text:p>2-12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Cold Weather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wool, furs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11" table:formula="of:=4*[.E95]" office:value-type="float" office:value="24" calcext:value-type="float">
            <text:p>24</text:p>
          </table:table-cell>
          <table:table-cell table:style-name="ce1" table:formula="of:=[.F95]+[.D95]" office:value-type="float" office:value="104" calcext:value-type="float">
            <text:p>104</text:p>
          </table:table-cell>
          <table:table-cell table:style-name="ce7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Cost</text:p>
          </table:table-cell>
          <table:table-cell table:style-name="ce1" office:value-type="string" calcext:value-type="string">
            <text:p>Crafting days</text:p>
          </table:table-cell>
          <table:table-cell table:style-name="ce1" office:value-type="string" calcext:value-type="string">
            <text:p>Crafting 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OLD</text:p>
          </table:table-cell>
          <table:table-cell table:number-columns-repeated="16376"/>
        </table:table-row>
        <table:table-row table:style-name="ro2">
          <table:table-cell table:style-name="ce7" office:value-type="string" calcext:value-type="string">
            <text:p>Ale, poor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Ale, good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Cider, poor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Cider, good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Wine, poor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Wine, good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16" calcext:value-type="float">
            <text:p>16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Wine, famous (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15" office:value-type="string" calcext:value-type="string">
            <text:p>16+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1">
          <table:table-cell table:style-name="ce7" office:value-type="string" calcext:value-type="string">
            <text:p>Wheat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Brea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Bac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Olive oil(1 gallo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Eggs (12)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Rations, goo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office:value-type="string" calcext:value-type="string">
            <text:p>Rations, expeditio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1">
          <table:table-cell table:style-name="ce7" office:value-type="string" calcext:value-type="string">
            <text:p>Purse/Pouch</text:p>
          </table:table-cell>
          <table:table-cell table:style-name="ce7" office:value-type="string" calcext:value-type="string">
            <text:p>0.5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6375"/>
        </table:table-row>
        <table:table-row table:style-name="ro1" table:number-rows-repeated="6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2">
          <table:table-cell table:style-name="ce7" office:value-type="string" calcext:value-type="string">
            <text:p>A tome/grimoire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480" calcext:value-type="float">
            <text:p>480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A tome (rent)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7" office:value-type="string" calcext:value-type="string">
            <text:p>1/day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candle(4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0.5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Firewood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5"/>
          <table:table-cell table:style-name="ce7" office:value-type="string" calcext:value-type="string">
            <text:p>0.5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 office:value-type="string" calcext:value-type="string">
            <text:p>Charcoal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1">
          <table:table-cell table:style-name="ce7" office:value-type="string" calcext:value-type="string">
            <text:p>Fleec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  <table:table-cell table:style-name="ce7" office:value-type="string" calcext:value-type="string">
            <text:p>0.5</text:p>
          </table:table-cell>
          <table:table-cell table:style-name="ce9"/>
          <table:table-cell table:number-columns-repeated="16375"/>
        </table:table-row>
        <table:table-row table:style-name="ro1" table:number-rows-repeated="3"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1" table:number-rows-repeated="5"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16375"/>
        </table:table-row>
        <table:table-row table:style-name="ro1"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6375"/>
        </table:table-row>
        <table:table-row table:style-name="ro1" table:number-rows-repeated="6">
          <table:table-cell table:style-name="ce7" table:number-columns-repeated="2"/>
          <table:table-cell table:number-columns-repeated="5"/>
          <table:table-cell table:style-name="ce7" table:number-columns-repeated="2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.00.0000</text:date>, <text:time style:data-style-name="N2" text:time-value="18:07:58.382733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6:32:01.534664376</meta:creation-date>
    <dc:date>2025-07-15T00:20:14.658885162</dc:date>
    <meta:editing-duration>PT6H18M42S</meta:editing-duration>
    <meta:editing-cycles>19</meta:editing-cycles>
    <meta:generator>LibreOffice/25.2.4.3$Linux_X86_64 LibreOffice_project/33e196637044ead23f5c3226cde09b47731f7e27</meta:generator>
    <meta:document-statistic meta:table-count="1" meta:cell-count="772" meta:object-count="0"/>
  </office:meta>
</office:document-meta>
</file>